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6000000FA9564AAB0.png" manifest:media-type="image/png"/>
  <manifest:file-entry manifest:full-path="Pictures/1000000100000316000000FA75060869.png" manifest:media-type="image/png"/>
  <manifest:file-entry manifest:full-path="Pictures/100000010000025C000000D4FC341E5F.png" manifest:media-type="image/png"/>
  <manifest:file-entry manifest:full-path="Pictures/10000001000007800000043818B9464D.png" manifest:media-type="image/png"/>
  <manifest:file-entry manifest:full-path="Pictures/100000010000078000000438C612A4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181" officeooo:paragraph-rsid="000e01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1827in, 2.0575in, 1.0311in, 1.963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429in, 2.5772in, 0.9846in, 1.964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4" text:anchor-type="char" svg:x="-0.0028in" svg:y="0.9689in" svg:width="6.2228in" svg:height="1.7965in" draw:z-index="1"><draw:image xlink:href="Pictures/100000010000078000000438C612A479.png" xlink:type="simple" xlink:show="embed" xlink:actuate="onLoad" draw:mime-type="image/png"/></draw:frame><draw:frame draw:style-name="fr3" draw:name="Image1" text:anchor-type="char" svg:x="0.0311in" svg:y="-0.0102in" svg:width="5.9071in" svg:height="0.9799in" draw:z-index="0"><draw:image xlink:href="Pictures/10000001000007800000043818B9464D.png" xlink:type="simple" xlink:show="embed" xlink:actuate="onLoad" draw:mime-type="image/png"/></draw:frame><draw:frame draw:style-name="fr1" draw:name="Image2" text:anchor-type="char" svg:x="0.0453in" svg:y="2.7646in" svg:width="6.2902in" svg:height="2.2075in" draw:z-index="2"><draw:image xlink:href="Pictures/100000010000025C000000D4FC341E5F.png" xlink:type="simple" xlink:show="embed" xlink:actuate="onLoad" draw:mime-type="image/png"/></draw:frame><draw:frame draw:style-name="fr1" draw:name="Image3" text:anchor-type="char" svg:x="0.0209in" svg:y="4.9374in" svg:width="6.6929in" svg:height="2.1173in" draw:z-index="3"><draw:image xlink:href="Pictures/1000000100000316000000FA75060869.png" xlink:type="simple" xlink:show="embed" xlink:actuate="onLoad" draw:mime-type="image/png"/></draw:frame><draw:frame draw:style-name="fr1" draw:name="Image5" text:anchor-type="char" svg:x="-0.0102in" svg:y="7.0126in" svg:width="6.6929in" svg:height="2.1173in" draw:z-index="4"><draw:image xlink:href="Pictures/1000000100000316000000FA9564AA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1:49:57.438137161</meta:creation-date>
    <dc:date>2025-03-05T12:10:57.754066545</dc:date>
    <meta:editing-duration>PT20M55S</meta:editing-duration>
    <meta:editing-cycles>10</meta:editing-cycles>
    <meta:generator>LibreOffice/24.2.7.2$Linux_X86_64 LibreOffice_project/42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